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f14d676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191a6e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3" style:family="paragraph" style:parent-style-name="Standard">
      <style:text-properties officeooo:paragraph-rsid="0c8b5238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ca56a54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ce3fa52"/>
    </style:style>
    <style:style style:name="P63" style:family="paragraph" style:parent-style-name="Standard">
      <style:text-properties officeooo:paragraph-rsid="0d09f881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5d07c4"/>
    </style:style>
    <style:style style:name="P66" style:family="paragraph" style:parent-style-name="Standard">
      <style:text-properties officeooo:paragraph-rsid="0d8c21b9"/>
    </style:style>
    <style:style style:name="P67" style:family="paragraph" style:parent-style-name="Standard">
      <style:text-properties officeooo:paragraph-rsid="0d72706e"/>
    </style:style>
    <style:style style:name="P68" style:family="paragraph" style:parent-style-name="Standard">
      <style:text-properties officeooo:paragraph-rsid="0dbec325"/>
    </style:style>
    <style:style style:name="P69" style:family="paragraph" style:parent-style-name="Standard">
      <style:text-properties officeooo:paragraph-rsid="0de414b5"/>
    </style:style>
    <style:style style:name="P70" style:family="paragraph" style:parent-style-name="Standard">
      <style:text-properties officeooo:paragraph-rsid="0dedec60"/>
    </style:style>
    <style:style style:name="P71" style:family="paragraph" style:parent-style-name="Standard">
      <style:text-properties officeooo:paragraph-rsid="0e03342d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0e051aee"/>
    </style:style>
    <style:style style:name="P74" style:family="paragraph" style:parent-style-name="Standard">
      <style:text-properties officeooo:paragraph-rsid="0e0bda5c"/>
    </style:style>
    <style:style style:name="P75" style:family="paragraph" style:parent-style-name="Standard">
      <style:text-properties officeooo:paragraph-rsid="0e2a40f4"/>
    </style:style>
    <style:style style:name="P76" style:family="paragraph" style:parent-style-name="Standard">
      <style:text-properties officeooo:paragraph-rsid="0e38fc62"/>
    </style:style>
    <style:style style:name="P77" style:family="paragraph" style:parent-style-name="Standard">
      <style:text-properties officeooo:paragraph-rsid="0e61c509"/>
    </style:style>
    <style:style style:name="P78" style:family="paragraph" style:parent-style-name="Standard">
      <style:text-properties officeooo:paragraph-rsid="0e66c33c"/>
    </style:style>
    <style:style style:name="P79" style:family="paragraph" style:parent-style-name="Standard">
      <style:text-properties officeooo:paragraph-rsid="0e671814"/>
    </style:style>
    <style:style style:name="P80" style:family="paragraph" style:parent-style-name="Standard">
      <style:text-properties officeooo:paragraph-rsid="0e82f1b0"/>
    </style:style>
    <style:style style:name="P81" style:family="paragraph" style:parent-style-name="Standard">
      <style:text-properties officeooo:paragraph-rsid="0e8aa5aa"/>
    </style:style>
    <style:style style:name="P82" style:family="paragraph" style:parent-style-name="Standard">
      <style:text-properties officeooo:rsid="0e8aa5aa" officeooo:paragraph-rsid="0e8aa5aa"/>
    </style:style>
    <style:style style:name="P83" style:family="paragraph" style:parent-style-name="Standard">
      <style:text-properties officeooo:paragraph-rsid="0eb9c424"/>
    </style:style>
    <style:style style:name="P84" style:family="paragraph" style:parent-style-name="Footnote">
      <style:text-properties officeooo:rsid="043ccc66" officeooo:paragraph-rsid="0e849f1d"/>
    </style:style>
    <style:style style:name="P85" style:family="paragraph" style:parent-style-name="Footnote">
      <style:text-properties officeooo:rsid="043ccc66" officeooo:paragraph-rsid="0ec8cada"/>
    </style:style>
    <style:style style:name="P86" style:family="paragraph" style:parent-style-name="Footnote">
      <style:text-properties officeooo:paragraph-rsid="0e927a73"/>
    </style:style>
    <style:style style:name="P8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9" style:family="paragraph" style:parent-style-name="Standard">
      <style:text-properties officeooo:paragraph-rsid="0ec22dd8"/>
    </style:style>
    <style:style style:name="P90" style:family="paragraph" style:parent-style-name="Standard">
      <style:text-properties officeooo:paragraph-rsid="0ecb810d"/>
    </style:style>
    <style:style style:name="P91" style:family="paragraph" style:parent-style-name="Standard">
      <style:text-properties officeooo:paragraph-rsid="0ecd4bf5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95" style:family="paragraph" style:parent-style-name="Footnote">
      <style:text-properties officeooo:paragraph-rsid="0ef8320a"/>
    </style:style>
    <style:style style:name="P96" style:family="paragraph" style:parent-style-name="Footnote">
      <style:text-properties officeooo:paragraph-rsid="0f025efd"/>
    </style:style>
    <style:style style:name="P97" style:family="paragraph" style:parent-style-name="Footnote">
      <style:text-properties officeooo:paragraph-rsid="0f051f9f"/>
    </style:style>
    <style:style style:name="P98" style:family="paragraph" style:parent-style-name="Standard">
      <style:text-properties officeooo:paragraph-rsid="0f0649dd"/>
    </style:style>
    <style:style style:name="P99" style:family="paragraph" style:parent-style-name="Standard">
      <style:text-properties officeooo:paragraph-rsid="0f075cbc"/>
    </style:style>
    <style:style style:name="P100" style:family="paragraph" style:parent-style-name="Footnote">
      <style:text-properties officeooo:paragraph-rsid="0f12f362"/>
    </style:style>
    <style:style style:name="P101" style:family="paragraph" style:parent-style-name="Footnote">
      <style:text-properties officeooo:paragraph-rsid="0f140c00"/>
    </style:style>
    <style:style style:name="P102" style:family="paragraph" style:parent-style-name="Standard">
      <style:text-properties officeooo:paragraph-rsid="0d804757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10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5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7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0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1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2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2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3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4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16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7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8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1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2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3" style:family="text">
      <style:text-properties fo:color="#000000" loext:opacity="100%" style:font-name="Liberation Sans" fo:font-size="12pt" style:font-size-asian="12pt" style:font-size-complex="12pt"/>
    </style:style>
    <style:style style:name="T32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25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2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officeooo:rsid="047da547"/>
    </style:style>
    <style:style style:name="T34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2" style:family="text">
      <style:text-properties style:use-window-font-color="true" loext:opacity="0%" style:font-name="Liberation Sans" fo:font-size="12pt" style:font-size-asian="12pt" style:font-size-complex="12pt"/>
    </style:style>
    <style:style style:name="T363" style:family="text">
      <style:text-properties officeooo:rsid="04473353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officeooo:rsid="0e59b6fb" style:font-weight-asian="bold" style:font-weight-complex="bold"/>
    </style:style>
    <style:style style:name="T366" style:family="text">
      <style:text-properties officeooo:rsid="0aace3cd"/>
    </style:style>
    <style:style style:name="T367" style:family="text">
      <style:text-properties fo:font-size="10pt" style:font-size-asian="10pt" style:font-size-complex="10pt"/>
    </style:style>
    <style:style style:name="T368" style:family="text">
      <style:text-properties officeooo:rsid="0394a435"/>
    </style:style>
    <style:style style:name="T3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2" style:family="text">
      <style:text-properties officeooo:rsid="0cf7e116"/>
    </style:style>
    <style:style style:name="T373" style:family="text">
      <style:text-properties officeooo:rsid="0b952edb"/>
    </style:style>
    <style:style style:name="T374" style:family="text">
      <style:text-properties loext:padding="0.049cm" loext:border="0.31pt solid #000000"/>
    </style:style>
    <style:style style:name="T375" style:family="text">
      <style:text-properties officeooo:rsid="0ec3cb48"/>
    </style:style>
    <style:style style:name="T376" style:family="text">
      <style:text-properties officeooo:rsid="0ec42890"/>
    </style:style>
    <style:style style:name="T377" style:family="text">
      <style:text-properties officeooo:rsid="0ec6fcb2"/>
    </style:style>
    <style:style style:name="T378" style:family="text">
      <style:text-properties officeooo:rsid="0e3b8d4d"/>
    </style:style>
    <style:style style:name="T379" style:family="text">
      <style:text-properties officeooo:rsid="0e3cac9e"/>
    </style:style>
    <style:style style:name="T380" style:family="text">
      <style:text-properties officeooo:rsid="0eef9ccc"/>
    </style:style>
    <style:style style:name="T381" style:family="text">
      <style:text-properties officeooo:rsid="0e5e443a"/>
    </style:style>
    <style:style style:name="T382" style:family="text">
      <style:text-properties officeooo:rsid="0efc0412"/>
    </style:style>
    <style:style style:name="T383" style:family="text">
      <style:text-properties officeooo:rsid="0efc9c1e"/>
    </style:style>
    <style:style style:name="T384" style:family="text">
      <style:text-properties officeooo:rsid="0f064ef4"/>
    </style:style>
    <style:style style:name="T385" style:family="text">
      <style:text-properties officeooo:rsid="0e80285f"/>
    </style:style>
    <style:style style:name="T386" style:family="text">
      <style:text-properties officeooo:rsid="0e838e2a"/>
    </style:style>
    <style:style style:name="T387" style:family="text">
      <style:text-properties officeooo:rsid="0e83c34e"/>
    </style:style>
    <style:style style:name="T388" style:family="text">
      <style:text-properties officeooo:rsid="0f1609ab"/>
    </style:style>
    <style:style style:name="T38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fo:color="#808080" loext:opacity="100%" style:font-name="Liberation Sans" fo:font-size="12pt" style:font-size-asian="12pt" style:font-size-complex="12pt"/>
    </style:style>
    <style:style style:name="T40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5" style:family="text">
      <style:text-properties style:text-position="super 58%" style:font-name="Liberation Sans" fo:font-size="12pt" fo:language="nl" fo:country="NL" fo:font-style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span text:style-name="T264">C</text:span><text:span text:style-name="T263">hecklist voor </text:span><text:span text:style-name="T265">de installatie</text:span><text:span text:style-name="T263"> van </text:span><text:reference-mark-start text:name="Distributie"/><text:span text:style-name="T266">Debian</text:span><text:reference-mark-end text:name="Distributie"/><text:span text:style-name="T267"> </text:span><text:span text:style-name="T268">GNU/Linux </text:span><text:reference-mark-start text:name="Versie"/><text:span text:style-name="T266">1</text:span><text:span text:style-name="T269">1</text:span><text:reference-mark-end text:name="Versie"/><text:span text:style-name="Strong_20_Emphasis"><text:span text:style-name="T306"> </text:span></text:span><text:span text:style-name="Strong_20_Emphasis"><text:span text:style-name="T307">LTS</text:span></text:span><text:span text:style-name="T270"><text:note text:id="ftn1" text:note-class="footnote"><text:note-citation>1</text:note-citation><text:note-body><text:p text:style-name="P29"><text:span text:style-name="T368">Deze versie </text:span><text:span text:style-name="T368"><text:reference-ref text:reference-format="text" text:ref-name="Versie">11</text:reference-ref></text:span><text:span text:style-name="T388"><text:s/></text:span><text:span text:style-name="T327">is een zogenaamde LTS-versie (</text:span><text:span text:style-name="T328">LTS=</text:span><text:span text:style-name="T327">Long-Term Support, langetermijnondersteuning).<text:line-break/></text:span><text:span text:style-name="T329">Deze</text:span><text:span text:style-name="T327"> LTS-versie versch</text:span><text:span text:style-name="T329">een </text:span><text:span text:style-name="T330">in </text:span><text:span text:style-name="T331">augustus</text:span><text:span text:style-name="T327"> 20</text:span><text:span text:style-name="T331">2</text:span><text:span text:style-name="T329">1</text:span><text:span text:style-name="T327"> en wordt </text:span><text:span text:style-name="T335">standaard </text:span><text:span text:style-name="T327">vanaf vrijgave </text:span><text:span text:style-name="T330">vijf</text:span><text:span text:style-name="T327"> jaar ondersteund</text:span><text:span text:style-name="T332"> </text:span><text:span text:style-name="T327">(</text:span><text:span text:style-name="T333">updates </text:span><text:span text:style-name="T327">tot </text:span><text:span text:style-name="T331">augustus</text:span><text:span text:style-name="T329"> </text:span><text:span text:style-name="T327">202</text:span><text:span text:style-name="T331">6</text:span><text:span text:style-name="T332">)</text:span><text:span text:style-name="T334">.</text:span></text:p></text:note-body></text:note></text:span><text:span text:style-name="T271"> </text:span><text:span text:style-name="T274">(</text:span><text:span text:style-name="T276">B</text:span><text:span text:style-name="T277">ullseye</text:span><text:span text:style-name="T274">) </text:span><text:reference-mark-start text:name="Editie"/><text:span text:style-name="T275">D</text:span><text:span text:style-name="T272">esktop</text:span><text:reference-mark-end text:name="Editie"/><text:span text:style-name="T273">.</text:span></text:p>
      <text:p text:style-name="P4"/>
      <text:p text:style-name="Standard"><text:span text:style-name="T39">Kijk op</text:span><text:span text:style-name="T298"> </text:span><text:a xlink:type="simple" xlink:href="https://karelzimmer.nl/" text:style-name="Internet_20_link" text:visited-style-name="Visited_20_Internet_20_Link"><text:span text:style-name="T11">karelzimmer.nl</text:span></text:a><text:span text:style-name="T298"> </text:span><text:span text:style-name="T338">voor</text:span><text:span text:style-name="T339"> </text:span><text:span text:style-name="T340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38"/>
      <text:p text:style-name="P37"><text:span text:style-name="T1">V</text:span><text:span text:style-name="T20">ul de waarden in het tekstvak achter de </text:span><text:span text:style-name="Definition"><text:span text:style-name="T10">schuingedrukte</text:span></text:span><text:span text:style-name="T1"> </text:span><text:span text:style-name="T21">woorden </text:span><text:span text:style-name="T341">(zie toelichting)</text:span><text:span text:style-name="T21">:</text:span></text:p>
      <text:p text:style-name="P32"><text:span text:style-name="Definition"><text:span text:style-name="T343">g</text:span></text:span><text:span text:style-name="Definition"><text:span text:style-name="T342">ebruiker</text:span></text:span><text:span text:style-name="Definition"><text:span text:style-name="T346"><text:tab/><text:tab/></text:span></text:span><text:span text:style-name="Definition"><text:span text:style-name="T362"> <text:tab/><text:tab/></text:span></text:span><text:span text:style-name="T347"><draw:control text:anchor-type="as-char" svg:y="-0.429cm" draw:z-index="9" draw:name="Gebruiker" draw:style-name="gr2" draw:text-style-name="P110" svg:width="6.061cm" svg:height="0.6cm" draw:control="control10"><svg:title>Gebruiker</svg:title><svg:desc>Volledige naam, bijv. Jan Stek</svg:desc></draw:control></text:span><text:span text:style-name="T347"><text:tab/></text:span><text:span text:style-name="T348">(</text:span><text:span text:style-name="T344">volledige naam, bijv. </text:span><text:span text:style-name="T360">J</text:span><text:span text:style-name="T361">a</text:span><text:span text:style-name="T360">n </text:span><text:span text:style-name="T361">Jansen</text:span><text:span text:style-name="T345">)</text:span></text:p>
      <text:p text:style-name="Standard"><text:span text:style-name="Definition"><text:span text:style-name="T343">g</text:span></text:span><text:span text:style-name="Definition"><text:span text:style-name="T342">ebruikersnaam<text:tab/></text:span></text:span><text:span text:style-name="Definition"><text:span text:style-name="T342"><draw:control text:anchor-type="as-char" svg:y="-0.429cm" draw:z-index="10" draw:name="Gberuikersnaam" draw:style-name="gr2" draw:text-style-name="P110" svg:width="6.061cm" svg:height="0.6cm" draw:control="control11"><svg:title>Gebruikersnaam</svg:title><svg:desc>Korte naam, bijv. jan</svg:desc></draw:control></text:span></text:span><text:span text:style-name="Definition"><text:span text:style-name="T342"><text:tab/></text:span></text:span><text:span text:style-name="T12">(korte naam, bijv. </text:span><text:span text:style-name="T296">j</text:span><text:span text:style-name="T297">a</text:span><text:span text:style-name="T296">n</text:span><text:span text:style-name="T12">)</text:span></text:p>
      <text:p text:style-name="P31"><text:span text:style-name="Definition"><text:span text:style-name="T350">c</text:span></text:span><text:span text:style-name="Definition"><text:span text:style-name="T349">omputernaam<text:tab/><text:tab/></text:span></text:span><text:span text:style-name="Definition"><text:span text:style-name="T347"><draw:control text:anchor-type="as-char" svg:y="-0.429cm" draw:z-index="11" draw:name="Computernaam" draw:style-name="gr2" draw:text-style-name="P110" svg:width="6.061cm" svg:height="0.6cm" draw:control="control12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naam van de compute</text:span></text:span><text:span text:style-name="Definition"><text:span text:style-name="T355">r, </text:span></text:span><text:span text:style-name="Definition"><text:span text:style-name="T356">bijv. p</text:span></text:span><text:span text:style-name="Definition"><text:span text:style-name="T357">c02</text:span></text:span><text:span text:style-name="Definition"><text:span text:style-name="T353">)</text:span></text:span></text:p>
      <text:p text:style-name="P31"><text:span text:style-name="Definition"><text:span text:style-name="T343">o</text:span></text:span><text:span text:style-name="Definition"><text:span text:style-name="T342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12" draw:name="Opstartmenu" draw:style-name="gr2" draw:text-style-name="P110" svg:width="6.061cm" svg:height="0.6cm" draw:control="control13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to</text:span></text:span><text:span text:style-name="Definition"><text:span text:style-name="T358">ets voor het opstartmedium</text:span></text:span><text:span text:style-name="Definition"><text:span text:style-name="T359">)</text:span></text:span></text:p>
      <text:p text:style-name="P31"><text:span text:style-name="Definition"><text:span text:style-name="T351">i</text:span></text:span><text:span text:style-name="Definition"><text:span text:style-name="T352">nstellingen</text:span></text:span><text:span text:style-name="T353"><text:tab/> <text:tab/><text:tab/></text:span><text:span text:style-name="T353"><draw:control text:anchor-type="as-char" svg:y="-0.429cm" draw:z-index="8" draw:name="Instellingen" draw:style-name="gr2" draw:text-style-name="P110" svg:width="6.061cm" svg:height="0.6cm" draw:control="control9"><svg:title>Instellingen</svg:title><svg:desc>Toets voor het BIOS/UEFI-scherm ("setup")</svg:desc></draw:control></text:span><text:span text:style-name="T353"><text:tab/>(</text:span><text:span text:style-name="T354">toets voor het BIOS/UEFI-scherm</text:span><text:span text:style-name="T353">)</text:span></text:p>
      <text:p text:style-name="P34"><text:span text:style-name="Definition"><text:span text:style-name="T390">g</text:span></text:span><text:span text:style-name="Definition"><text:span text:style-name="T389">ebruiker</text:span></text:span><text:span text:style-name="Definition"><text:span text:style-name="T391">2</text:span></text:span><text:span text:style-name="Definition"><text:span text:style-name="T392"><text:tab/></text:span></text:span><text:span text:style-name="Definition"><text:span text:style-name="T402"> <text:tab/><text:tab/></text:span></text:span><text:span text:style-name="T393"><draw:control text:anchor-type="as-char" svg:y="-0.429cm" draw:z-index="20" draw:name="Gebruiker 1" draw:style-name="gr2" draw:text-style-name="P110" svg:width="6.061cm" svg:height="0.6cm" draw:control="control21"><svg:title>Gebruiker</svg:title><svg:desc>Volledige naam, bijv. Jan Stek</svg:desc></draw:control></text:span><text:span text:style-name="T393"><text:tab/></text:span><text:span text:style-name="T394">(</text:span><text:span text:style-name="T395">volledige naam </text:span><text:span text:style-name="T396">evt. 2</text:span><text:span text:style-name="T403">e</text:span><text:span text:style-name="T396"> gebruiker</text:span><text:span text:style-name="T397">)</text:span></text:p>
      <text:p text:style-name="P91"><text:span text:style-name="Definition"><text:span text:style-name="T390">g</text:span></text:span><text:span text:style-name="Definition"><text:span text:style-name="T389">ebruikersnaam</text:span></text:span><text:span text:style-name="Definition"><text:span text:style-name="T391">2</text:span></text:span><text:span text:style-name="Definition"><text:span text:style-name="T398"><text:tab/></text:span></text:span><text:span text:style-name="Definition"><text:span text:style-name="T398"><draw:control text:anchor-type="as-char" svg:y="-0.429cm" draw:z-index="21" draw:name="Gberuikersnaam 1" draw:style-name="gr2" draw:text-style-name="P110" svg:width="6.061cm" svg:height="0.6cm" draw:control="control22"><svg:title>Gebruikersnaam</svg:title><svg:desc>Korte naam, bijv. jan</svg:desc></draw:control></text:span></text:span><text:span text:style-name="Definition"><text:span text:style-name="T398"><text:tab/></text:span></text:span><text:span text:style-name="T399">(korte naam</text:span><text:span text:style-name="T400"> </text:span><text:span text:style-name="T401">evt. 2</text:span><text:span text:style-name="T404">e</text:span><text:span text:style-name="T401"> gebruiker</text:span><text:span text:style-name="T399">)</text:span></text:p>
      <text:p text:style-name="P34"><text:span text:style-name="T284">Vervang </text:span><text:span text:style-name="Definition"><text:span text:style-name="T14">schuingedrukte</text:span></text:span><text:span text:style-name="T284"> </text:span><text:span text:style-name="T285">woorden </text:span><text:span text:style-name="T284">in deze checklist door </text:span><text:span text:style-name="T285">boven</text:span><text:span text:style-name="T284">staande waarden.</text:span></text:p>
      <text:p text:style-name="P39"/>
      <text:p text:style-name="P33"><text:span text:style-name="Strong_20_Emphasis"><text:span text:style-name="T292"/></text:span></text:p>
      <text:p text:style-name="P35"><text:span text:style-name="T294">Nog niet op Linux?</text:span><text:span text:style-name="T286"><text:tab/></text:span><text:span text:style-name="T289"><text:tab/></text:span><text:span text:style-name="T290">G</text:span><text:span text:style-name="T283">ebruik </text:span><text:span text:style-name="Strong_20_Emphasis"><text:span text:style-name="T295">Checklist migratie</text:span></text:span><text:span text:style-name="T283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87"> onder </text:span><text:span text:style-name="T293">Linux</text:span><text:span text:style-name="T288">.</text:span></text:p>
      <text:p text:style-name="P23"><text:span text:style-name="T261">Nieuwe installatie?</text:span><text:span text:style-name="T256"><text:tab/></text:span><text:span text:style-name="T258"></text:span><text:span text:style-name="T260"><text:tab/></text:span><text:span text:style-name="T259">B</text:span><text:span text:style-name="T256">egin bij hoofdstuk </text:span><text:span text:style-name="T261"><text:bookmark-ref text:reference-format="page" text:ref-name="__RefNumPara__4009_1271708128">2</text:bookmark-ref></text:span><text:span text:style-name="T261"><text:s text:c="2"/></text:span><text:span text:style-name="T262"><text:bookmark-ref text:reference-format="text" text:ref-name="__RefNumPara__4009_1271708128">Installatie uitvoeren</text:bookmark-ref></text:span><text:span text:style-name="T257">.</text:span></text:p>
      <text:p text:style-name="P30"><text:span text:style-name="Strong_20_Emphasis"><text:span text:style-name="T291"/></text:span></text:p>
      <text:list xml:id="list1976213750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89"><text:span text:style-name="Strong_20_Emphasis"><text:span text:style-name="T63"><text:s/></text:span></text:span><text:span text:style-name="Strong_20_Emphasis"><text:span text:style-name="T116"><draw:control text:anchor-type="as-char" draw:z-index="19" draw:name="Vorm 1" draw:style-name="gr1" draw:text-style-name="P10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88">Leg Wi<text:span text:style-name="T375">F</text:span>i-<text:span text:style-name="T376">gegevens vast zoals de naam v</text:span><text:span text:style-name="T377">a</text:span><text:span text:style-name="T376">n het netwerk (SSID) en wachtwoord</text:span><text:span text:style-name="Strong_20_Emphasis"><text:span text:style-name="T115"><text:note text:id="ftn2" text:note-class="footnote"><text:note-citation>2</text:note-citation><text:note-body><text:p text:style-name="P85"><text:span text:style-name="User_20_Entry"><text:span text:style-name="T194">Bijv. </text:span></text:span><text:span text:style-name="User_20_Entry"><text:span text:style-name="T193">met </text:span></text:span><text:span text:style-name="User_20_Entry"><text:span text:style-name="T209">Terminalvenster</text:span></text:span><text:span text:style-name="User_20_Entry"><text:span text:style-name="T192"> </text:span></text:span><text:span text:style-name="User_20_Entry"><text:span text:style-name="T194">opdracht</text:span></text:span><text:span text:style-name="User_20_Entry"><text:span text:style-name="T192">: </text:span></text:span><text:span text:style-name="User_20_Entry"><text:span text:style-name="T230">sudo </text:span></text:span><text:span text:style-name="User_20_Entry"><text:span text:style-name="T232">more</text:span></text:span><text:span text:style-name="User_20_Entry"><text:span text:style-name="T230"> </text:span></text:span><text:span text:style-name="User_20_Entry"><text:span text:style-name="T231">/etc/NetworkManager/system-connections/</text:span></text:span><text:span text:style-name="User_20_Entry"><text:span text:style-name="T230">*</text:span></text:span></text:p></text:note-body></text:note></text:span></text:span><text:span text:style-name="Strong_20_Emphasis"><text:span text:style-name="T115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87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0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63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4"><text:note text:id="ftn3" text:note-class="footnote"><text:note-citation>3</text:note-citation><text:note-body><text:p text:style-name="P27"><text:span text:style-name="T219">E</text:span><text:span text:style-name="T222">v</text:span><text:span text:style-name="T223">en</text:span><text:span text:style-name="T225">t</text:span><text:span text:style-name="T226">uele </text:span><text:span text:style-name="T227">extra </text:span><text:span text:style-name="T229">gebruiker</text:span><text:span text:style-name="T227">s aanmelden </text:span><text:span text:style-name="T228">en dezelfde stappen uitvoeren</text:span><text:span text:style-name="T224">.</text:span></text:p></text:note-body></text:note></text:span></text:span><text:span text:style-name="Strong_20_Emphasis"><text:span text:style-name="T64">.</text:span></text:span></text:p>
          </table:table-cell>
        </table:table-row>
        <table:table-row table:style-name="TableLine94775438286496">
          <table:table-cell table:style-name="_31_._5f_Installatie_5f_voorbereiden.A1" office:value-type="string">
            <text:p text:style-name="P53"><text:span text:style-name="Strong_20_Emphasis"><text:span text:style-name="T63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775438286784">
          <table:table-cell table:style-name="_31_._5f_Installatie_5f_voorbereid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13" draw:name="Vorm4" draw:style-name="gr1" draw:text-style-name="P10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98"><text:span text:style-name="Strong_20_Emphasis"><text:span text:style-name="T63">Installeer </text:span></text:span><text:span text:style-name="Strong_20_Emphasis"><text:span text:style-name="T112">pakket kz</text:span></text:span><text:span text:style-name="Strong_20_Emphasis"><text:span text:style-name="T112"><text:note text:id="ftn4" text:note-class="footnote"><text:note-citation>4</text:note-citation><text:note-body><text:p text:style-name="P100"><text:span text:style-name="T386">Debian-</text:span><text:span text:style-name="T387">p</text:span>akket kz plaatst documenten en scripts van Karel Zimmer <text:span text:style-name="T385">(zie </text:span><text:a xlink:type="simple" xlink:href="https://karelzimmer.nl/" text:style-name="Internet_20_link" text:visited-style-name="Visited_20_Internet_20_Link"><text:span text:style-name="Strong_20_Emphasis"><text:span text:style-name="T371">karelzimmer.nl</text:span></text:span></text:a><text:span text:style-name="Strong_20_Emphasis"><text:span text:style-name="T251">) </text:span></text:span>voor het installeren en beheren van <text:span text:style-name="T384">Debian</text:span> <text:span text:style-name="T384">GNU/</text:span>Linux.</text:p></text:note-body></text:note></text:span></text:span><text:span text:style-name="Strong_20_Emphasis"><text:span text:style-name="T112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68"><text:note text:id="ftn5" text:note-class="footnote"><text:note-citation>5</text:note-citation><text:note-body><text:p text:style-name="P24"><text:span text:style-name="T278">De </text:span><text:span text:style-name="T279">Super</text:span><text:span text:style-name="T278">-toets is de Windows</text:span><text:span text:style-name="T280">-</text:span><text:span text:style-name="T281">toets</text:span><text:span text:style-name="T278">, </text:span><text:span text:style-name="T280">C</text:span><text:span text:style-name="T278">ommand-</text:span><text:span text:style-name="T281">toets</text:span><text:span text:style-name="T278">, of </text:span><text:span text:style-name="T280">V</text:span><text:span text:style-name="T278">ergrootglas-toets.</text:span>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37">ter</text:span></text:span><text:span text:style-name="Strong_20_Emphasis"><text:span text:style-name="T138">m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39">Terminalvenster</text:span></text:span><text:span text:style-name="Strong_20_Emphasis"><text:span text:style-name="T74">.</text:span></text:span><text:span text:style-name="Strong_20_Emphasis"><text:span text:style-name="T71"> </text:span></text:span></text:p>
          </table:table-cell>
        </table:table-row>
        <table:table-row table:style-name="TableLine94775438287072">
          <table:table-cell table:style-name="_31_._5f_Installatie_5f_voorbereiden.A1" office:value-type="string">
            <text:p text:style-name="P64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68"><text:span text:style-name="T4">Typ</text:span><text:span text:style-name="Strong_20_Emphasis"><text:span text:style-name="T75">, of </text:span></text:span><text:span text:style-name="Strong_20_Emphasis"><text:span text:style-name="T71">kopieer en plak, de</text:span></text:span><text:span text:style-name="Strong_20_Emphasis"><text:span text:style-name="T76">z</text:span></text:span><text:span text:style-name="Strong_20_Emphasis"><text:span text:style-name="T71">e </text:span></text:span><text:span text:style-name="Strong_20_Emphasis"><text:span text:style-name="T77">drie </text:span></text:span><text:span text:style-name="Strong_20_Emphasis"><text:span text:style-name="T71">opdrachten, ieder gevolgd door de </text:span></text:span><text:span text:style-name="Strong_20_Emphasis"><text:span text:style-name="T66">Enter</text:span></text:span><text:span text:style-name="Strong_20_Emphasis"><text:span text:style-name="T65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/text:p>
            <text:p text:style-name="P68"><text:span text:style-name="User_20_Entry"><text:span text:style-name="T35"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77543828736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2"><text:span text:style-name="T3">V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 table:style-name="TableLine9477543828764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775438287936">
          <table:table-cell table:style-name="_31_._5f_Installatie_5f_voorbereid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7">Bereid de installatie voor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80">druk </text:span></text:span><text:span text:style-name="Strong_20_Emphasis"><text:span text:style-name="T81">op de </text:span></text:span><text:span text:style-name="Strong_20_Emphasis"><text:span text:style-name="T82">Super</text:span></text:span><text:span text:style-name="Strong_20_Emphasis"><text:span text:style-name="T81">-toets</text:span></text:span><text:span text:style-name="Strong_20_Emphasis"><text:span text:style-name="T37"><text:note-ref text:note-class="footnote" text:reference-format="text" text:ref-name="ftn5">5</text:note-ref></text:span></text:span><text:span text:style-name="Strong_20_Emphasis"><text:span text:style-name="T67">, </text:span></text:span><text:span text:style-name="Strong_20_Emphasis"><text:span text:style-name="T83">t</text:span></text:span><text:span text:style-name="Strong_20_Emphasis"><text:span text:style-name="T70">yp </text:span></text:span><text:span text:style-name="Strong_20_Emphasis"><text:span text:style-name="T140">men</text:span></text:span><text:span text:style-name="Strong_20_Emphasis"><text:span text:style-name="T141">u</text:span></text:span><text:span text:style-name="Strong_20_Emphasis"><text:span text:style-name="T68"> </text:span></text:span><text:span text:style-name="Strong_20_Emphasis"><text:span text:style-name="T84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</text:span></text:span><text:span text:style-name="Strong_20_Emphasis"><text:span text:style-name="T117"> </text:span></text:span><text:span text:style-name="Strong_20_Emphasis"><text:span text:style-name="T163">Installatiem</text:span></text:span><text:span text:style-name="Strong_20_Emphasis"><text:span text:style-name="T164">enu</text:span></text:span><text:span text:style-name="Strong_20_Emphasis"><text:span text:style-name="T81">.</text:span></text:span></text:p>
          </table:table-cell>
        </table:table-row>
        <table:table-row table:style-name="TableLine94775438288224">
          <table:table-cell table:style-name="_31_._5f_Installatie_5f_voorbereiden.A1" office:value-type="string">
            <text:p text:style-name="P60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85">K</text:span></text:span><text:span text:style-name="Strong_20_Emphasis"><text:span text:style-name="T86">ie</text:span></text:span><text:span text:style-name="Strong_20_Emphasis"><text:span text:style-name="T87">s</text:span></text:span><text:span text:style-name="Strong_20_Emphasis"><text:span text:style-name="T79"> </text:span></text:span><text:span text:style-name="Strong_20_Emphasis"><text:span text:style-name="T165">1</text:span></text:span><text:span text:style-name="Strong_20_Emphasis"><text:span text:style-name="T166"> </text:span></text:span><text:span text:style-name="Strong_20_Emphasis"><text:span text:style-name="T167">In</text:span></text:span><text:span text:style-name="Strong_20_Emphasis"><text:span text:style-name="T157">stallatie voorbereid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90">v</text:span></text:span><text:span text:style-name="Strong_20_Emphasis"><text:span text:style-name="T79">olg de aanwijzingen op het scherm.</text:span></text:span></text:p>
          </table:table-cell>
        </table:table-row>
      </table:table>
      <text:p text:style-name="P41"/>
      <text:list xml:id="list100647878911529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4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75438189408">
          <table:table-cell table:style-name="_32_._5f_Installatie_5f_uitvoer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0"><text:span text:style-name="T323">Start de computer op vanaf </text:span><text:span text:style-name="T324">een </text:span><text:span text:style-name="T324"><text:reference-ref text:reference-format="text" text:ref-name="Distributie">Debian</text:reference-ref></text:span><text:span text:style-name="T324"><text:s/></text:span><text:span text:style-name="Strong_20_Emphasis"><text:span text:style-name="T299"><text:reference-ref text:reference-format="text" text:ref-name="Versie">11</text:reference-ref></text:span></text:span><text:span text:style-name="Strong_20_Emphasis"><text:span text:style-name="T299"><text:s/></text:span></text:span><text:span text:style-name="T325">(</text:span><text:span text:style-name="T326">Live</text:span><text:span text:style-name="T183"><text:note text:id="ftn6" text:note-class="footnote"><text:note-citation>1</text:note-citation><text:note-body><text:p text:style-name="P28"><text:span text:style-name="T363">Vanaf ee</text:span>n Live <text:span text:style-name="T366">USB-stick </text:span><text:span text:style-name="T380">(</text:span><text:span text:style-name="T366">of </text:span><text:span text:style-name="T380">cd/dvd</text:span><text:span text:style-name="T336">)</text:span><text:span text:style-name="T367"> </text:span>kunt <text:span text:style-name="T363">u opstarten en</text:span> met <text:reference-ref text:reference-format="text" text:ref-name="Distributie">Debian</text:reference-ref><text:s/>werken zonder deze te installeren.</text:p></text:note-body></text:note></text:span><text:span text:style-name="T184">)</text:span><text:span text:style-name="T182"> </text:span><text:span text:style-name="T185">GNOME</text:span><text:span text:style-name="T182"> </text:span><text:span text:style-name="T186">USB-stick</text:span><text:span text:style-name="T186"><text:note text:id="ftn7" text:note-class="footnote"><text:note-citation>2</text:note-citation><text:note-body><text:p text:style-name="P86"><text:span text:style-name="T22">D</text:span><text:span text:style-name="Strong_20_Emphasis"><text:span text:style-name="T195">ow</text:span></text:span><text:span text:style-name="Strong_20_Emphasis"><text:span text:style-name="T196">nload </text:span></text:span><text:span text:style-name="Strong_20_Emphasis"><text:span text:style-name="T189">e</text:span></text:span><text:span text:style-name="Strong_20_Emphasis"><text:span text:style-name="T197">e</text:span></text:span><text:span text:style-name="Strong_20_Emphasis"><text:span text:style-name="T198">n</text:span></text:span><text:span text:style-name="Strong_20_Emphasis"><text:span text:style-name="T217"> </text:span></text:span><text:span text:style-name="Strong_20_Emphasis"><text:span text:style-name="T196">Live CD </text:span></text:span><text:span text:style-name="Strong_20_Emphasis"><text:span text:style-name="T199">v</text:span></text:span><text:span text:style-name="Strong_20_Emphasis"><text:span text:style-name="T200">anaf</text:span></text:span><text:span text:style-name="Strong_20_Emphasis"><text:span text:style-name="T201"> </text:span></text:span><text:a xlink:type="simple" xlink:href="https://www.debian.org/CD/live/" text:style-name="Internet_20_link" text:visited-style-name="Visited_20_Internet_20_Link"><text:span text:style-name="Strong_20_Emphasis"><text:span text:style-name="T369">debian.org/cd/live</text:span></text:span></text:a><text:span text:style-name="Strong_20_Emphasis"><text:span text:style-name="T201">, blader naar beneden en klik op </text:span></text:span><text:span text:style-name="Strong_20_Emphasis"><text:span text:style-name="T204">unofficial live images for stable with firmware included</text:span></text:span><text:span text:style-name="Strong_20_Emphasis"><text:span text:style-name="T201">. Klik vervolgens door </text:span></text:span><text:span text:style-name="Strong_20_Emphasis"><text:span text:style-name="T190">naar</text:span></text:span><text:span text:style-name="Strong_20_Emphasis"><text:span text:style-name="T201"> </text:span></text:span><text:span text:style-name="Strong_20_Emphasis"><text:span text:style-name="T204">amd64</text:span></text:span><text:span text:style-name="Strong_20_Emphasis"><text:span text:style-name="T201"> en </text:span></text:span><text:span text:style-name="Strong_20_Emphasis"><text:span text:style-name="T204">iso-hybrid</text:span></text:span><text:span text:style-name="Strong_20_Emphasis"><text:span text:style-name="T201">. </text:span></text:span><text:span text:style-name="Strong_20_Emphasis"><text:span text:style-name="T190">D</text:span></text:span><text:span text:style-name="Strong_20_Emphasis"><text:span text:style-name="T202">aar aangekomen kies </text:span></text:span><text:span text:style-name="T205">debian-live-11...</text:span><text:span text:style-name="T206">-</text:span><text:span text:style-name="T205">amd-64-</text:span><text:span text:style-name="T206">gnome</text:span><text:span text:style-name="T207">+non-fre</text:span><text:span text:style-name="T208">e</text:span><text:span text:style-name="T207">.iso</text:span><text:span text:style-name="Strong_20_Emphasis"><text:span text:style-name="T196">, </text:span></text:span><text:span text:style-name="Strong_20_Emphasis"><text:span text:style-name="T195">e</text:span></text:span><text:span text:style-name="Strong_20_Emphasis"><text:span text:style-name="T203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96"><text:span text:style-name="T22"><text:tab/></text:span><text:span text:style-name="Strong_20_Emphasis"><text:span text:style-name="T233">Zoek</text:span></text:span><text:span text:style-name="Strong_20_Emphasis"><text:span text:style-name="T234"> </text:span></text:span><text:span text:style-name="Strong_20_Emphasis"><text:span text:style-name="T252">s</text:span></text:span><text:span text:style-name="Strong_20_Emphasis"><text:span text:style-name="T253">ch</text:span></text:span><text:span text:style-name="Strong_20_Emphasis"><text:span text:style-name="T234"> en klik op het pictogram van</text:span></text:span><text:span text:style-name="Strong_20_Emphasis"><text:span text:style-name="T235"> </text:span></text:span><text:span text:style-name="Strong_20_Emphasis"><text:span text:style-name="T255">Schijven</text:span></text:span><text:span text:style-name="Strong_20_Emphasis"><text:span text:style-name="T236">. Selecteer de USB-stick in de lijst van schijven aan de linkerkant en klik rechtsboven op </text:span></text:span><text:span text:style-name="Strong_20_Emphasis"><text:span text:style-name="T254">Schijfinstellingen</text:span></text:span><text:span text:style-name="Strong_20_Emphasis"><text:span text:style-name="T236"> </text:span></text:span><text:span text:style-name="Strong_20_Emphasis"><text:span text:style-name="T254">⋮</text:span></text:span><text:span text:style-name="Strong_20_Emphasis"><text:span text:style-name="T236"> (icoontje met de drie puntjes).</text:span></text:span></text:p><text:p text:style-name="P97"><text:span text:style-name="Strong_20_Emphasis"><text:span text:style-name="T236"><text:tab/>Kies </text:span></text:span><text:span text:style-name="Strong_20_Emphasis"><text:span text:style-name="T254">Schijfkopie terugzetten</text:span></text:span><text:span text:style-name="Strong_20_Emphasis"><text:span text:style-name="T236"> en selecteer </text:span></text:span><text:span text:style-name="Strong_20_Emphasis"><text:span text:style-name="T250">het net</text:span></text:span><text:span text:style-name="Strong_20_Emphasis"><text:span text:style-name="T248"> gedownloade CD-beeldbestand </text:span></text:span><text:span text:style-name="Strong_20_Emphasis"><text:span text:style-name="T249">(.iso)</text:span></text:span><text:span text:style-name="Strong_20_Emphasis"><text:span text:style-name="T248">.</text:span></text:span></text:p><text:p text:style-name="P96"><text:span text:style-name="Strong_20_Emphasis"><text:span text:style-name="T236"><text:tab/>Klik op </text:span></text:span><text:span text:style-name="Strong_20_Emphasis"><text:span text:style-name="T254">Terugzetten starten</text:span></text:span><text:span text:style-name="Strong_20_Emphasis"><text:span text:style-name="T236"> en vervolgens op </text:span></text:span><text:span text:style-name="Strong_20_Emphasis"><text:span text:style-name="T254">Terugzetten</text:span></text:span><text:span text:style-name="Strong_20_Emphasis"><text:span text:style-name="T237">, </text:span></text:span><text:span text:style-name="Strong_20_Emphasis"><text:span text:style-name="T238">o</text:span></text:span><text:span text:style-name="Strong_20_Emphasis"><text:span text:style-name="T239">f </text:span></text:span><text:span text:style-name="Strong_20_Emphasis"><text:span text:style-name="T240">gebruik </text:span></text:span><text:span text:style-name="Strong_20_Emphasis"><text:span text:style-name="T241">het programma </text:span></text:span><text:span text:style-name="Strong_20_Emphasis"><text:span text:style-name="T220">Etche</text:span></text:span><text:span text:style-name="Strong_20_Emphasis"><text:span text:style-name="T221">r</text:span></text:span><text:span text:style-name="Strong_20_Emphasis"><text:span text:style-name="T241"> </text:span></text:span><text:span text:style-name="Strong_20_Emphasis"><text:span text:style-name="T242">(</text:span></text:span><text:a xlink:type="simple" xlink:href="https://www.balena.io/etcher/" text:style-name="Internet_20_link" text:visited-style-name="Visited_20_Internet_20_Link"><text:span text:style-name="Strong_20_Emphasis"><text:span text:style-name="T370">etcher.io</text:span></text:span></text:a><text:span text:style-name="Strong_20_Emphasis"><text:span text:style-name="T242">); </text:span></text:span><text:span text:style-name="Strong_20_Emphasis"><text:span text:style-name="T220">Etche</text:span></text:span><text:span text:style-name="Strong_20_Emphasis"><text:span text:style-name="T221">r</text:span></text:span><text:span text:style-name="Strong_20_Emphasis"><text:span text:style-name="T243"> is</text:span></text:span><text:span text:style-name="Strong_20_Emphasis"><text:span text:style-name="T242"> </text:span></text:span><text:span text:style-name="Strong_20_Emphasis"><text:span text:style-name="T239">beschikbaar voor </text:span></text:span><text:span text:style-name="Strong_20_Emphasis"><text:span text:style-name="T236">Windows, </text:span></text:span><text:span text:style-name="Strong_20_Emphasis"><text:span text:style-name="T244">mac</text:span></text:span><text:span text:style-name="Strong_20_Emphasis"><text:span text:style-name="T245">OS</text:span></text:span><text:span text:style-name="Strong_20_Emphasis"><text:span text:style-name="T241">, </text:span></text:span><text:span text:style-name="Strong_20_Emphasis"><text:span text:style-name="T242">en </text:span></text:span><text:span text:style-name="Strong_20_Emphasis"><text:span text:style-name="T246">GNU/</text:span></text:span><text:span text:style-name="Strong_20_Emphasis"><text:span text:style-name="T241">Linux</text:span></text:span><text:span text:style-name="Strong_20_Emphasis"><text:span text:style-name="T247">.</text:span></text:span></text:p></text:note-body></text:note></text:span><text:span text:style-name="T182">.</text:span></text:p>
            <text:p text:style-name="P55"><text:span text:style-name="T187">Opstartmenu/</text:span><text:span text:style-name="T188">boot menu</text:span><text:span text:style-name="T187"> </text:span><text:span text:style-name="T182">via </text:span><text:span text:style-name="Definition"><text:span text:style-name="T5">opstartmenu</text:span></text:span><text:span text:style-name="T182">, </text:span><text:span text:style-name="T187">instellingen/</text:span><text:span text:style-name="T188">setup</text:span><text:span text:style-name="T182"> via </text:span><text:span text:style-name="Definition"><text:span text:style-name="T5">instellingen</text:span></text:span><text:span text:style-name="T182">.</text:span></text:p>
          </table:table-cell>
        </table:table-row>
        <table:table-row table:style-name="TableLine94775438266960">
          <table:table-cell table:style-name="_32_._5f_Installatie_5f_uitvoeren.A1" office:value-type="string">
            <text:p text:style-name="P60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19">K</text:span></text:span><text:span text:style-name="Strong_20_Emphasis"><text:span text:style-name="T120">ies </text:span></text:span><text:span text:style-name="Strong_20_Emphasis"><text:span text:style-name="T121">eerste keuze </text:span></text:span><text:span text:style-name="Strong_20_Emphasis"><text:span text:style-name="T122">en druk op de </text:span></text:span><text:span text:style-name="Strong_20_Emphasis"><text:span text:style-name="T123">Enter</text:span></text:span><text:span text:style-name="Strong_20_Emphasis"><text:span text:style-name="T122">-toets.</text:span></text:span></text:p>
          </table:table-cell>
        </table:table-row>
        <table:table-row table:style-name="TableLine94775438465568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1"><text:span text:style-name="Strong_20_Emphasis"><text:span text:style-name="T116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62">V</text:span></text:span><text:span text:style-name="Strong_20_Emphasis"><text:span text:style-name="T43">olg de aanwijzingen </text:span></text:span><text:span text:style-name="Strong_20_Emphasis"><text:span text:style-name="T61">op de schermen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4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2"><text:span text:style-name="Strong_20_Emphasis"><text:span text:style-name="T114"><text:s/></text:span></text:span><text:span text:style-name="Strong_20_Emphasis"><text:span text:style-name="T118"><draw:control text:anchor-type="as-char" draw:z-index="22" draw:name="Vorm11_0" draw:style-name="gr1" draw:text-style-name="P109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44">Als het scherm </text:span></text:span><text:span text:style-name="Strong_20_Emphasis"><text:span text:style-name="T151">Wi-Fi</text:span></text:span><text:span text:style-name="Strong_20_Emphasis"><text:span text:style-name="T44"> verschijnt, kies een draadloos netwerk, maak verbinding, en klik op</text:span></text:span><text:span text:style-name="Strong_20_Emphasis"><text:span text:style-name="T127"> </text:span></text:span><text:span text:style-name="Strong_20_Emphasis"><text:span text:style-name="T174">N</text:span></text:span><text:span text:style-name="Strong_20_Emphasis"><text:span text:style-name="T149">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775438466416">
          <table:table-cell table:style-name="_32_._5f_Installatie_5f_uitvoeren.A1" office:value-type="string">
            <text:p text:style-name="P66"><text:span text:style-name="Strong_20_Emphasis"><text:span text:style-name="T63"><text:s/></text:span></text:span><text:span text:style-name="Strong_20_Emphasis"><text:span text:style-name="T116"><draw:control text:anchor-type="as-char" draw:z-index="15" draw:name="Vorm13_1" draw:style-name="gr1" draw:text-style-name="P109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45">Start de installatie</text:span></text:span><text:span text:style-name="Strong_20_Emphasis"><text:span text:style-name="T128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91">klik op </text:span></text:span><text:span text:style-name="Strong_20_Emphasis"><text:span text:style-name="T142">Activities</text:span></text:span><text:span text:style-name="Strong_20_Emphasis"><text:span text:style-name="T91"> en </text:span></text:span><text:span text:style-name="Strong_20_Emphasis"><text:span text:style-name="T92">een </text:span></text:span><text:span text:style-name="Strong_20_Emphasis"><text:span text:style-name="T91">klik op</text:span></text:span><text:span text:style-name="Strong_20_Emphasis"><text:span text:style-name="T93"> </text:span></text:span><text:span text:style-name="Strong_20_Emphasis"><text:span text:style-name="T143">Install Debian</text:span></text:span><text:span text:style-name="Strong_20_Emphasis"><text:span text:style-name="T46">.</text:span></text:span></text:p>
          </table:table-cell>
        </table:table-row>
        <table:table-row table:style-name="TableLine94775438466928">
          <table:table-cell table:style-name="_32_._5f_Installatie_5f_uitvoeren.A1" office:value-type="string">
            <text:p text:style-name="P60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45">Bij </text:span></text:span><text:span text:style-name="Strong_20_Emphasis"><text:span text:style-name="T152">Welcome</text:span></text:span><text:span text:style-name="Strong_20_Emphasis"><text:span text:style-name="T45"> kies </text:span></text:span><text:span text:style-name="Strong_20_Emphasis"><text:span text:style-name="T152">Nederlands</text:span></text:span><text:span text:style-name="Strong_20_Emphasis"><text:span text:style-name="T45"> en klik op </text:span></text:span><text:span text:style-name="Strong_20_Emphasis"><text:span text:style-name="T152">Volgende</text:span></text:span><text:span text:style-name="Strong_20_Emphasis"><text:span text:style-name="T45">.</text:span></text:span></text:p>
          </table:table-cell>
        </table:table-row>
        <table:table-row table:style-name="TableLine94775438467552">
          <table:table-cell table:style-name="_32_._5f_Installatie_5f_uitvoeren.A1" office:value-type="string">
            <text:p text:style-name="P74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9">Bij <text:span text:style-name="T364">Locatie</text:span> kies bij <text:span text:style-name="T364">Regio</text:span> voor <text:span text:style-name="T364">Europa</text:span> en klik op <text:span text:style-name="T364">Volgende</text:span>.</text:p>
          </table:table-cell>
        </table:table-row>
        <table:table-row table:style-name="TableLine94775438468176">
          <table:table-cell table:style-name="_32_._5f_Installatie_5f_uitvoeren.A1" office:value-type="string">
            <text:p text:style-name="P74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9">Bij <text:span text:style-name="T364">Toetsenbord</text:span> kies <text:span text:style-name="T364">English (US)</text:span> en klik op <text:span text:style-name="T364">Volgende</text:span>.</text:p>
          </table:table-cell>
        </table:table-row>
        <table:table-row table:style-name="TableLine9477543843795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775438438576">
          <table:table-cell table:style-name="_32_._5f_Installatie_5f_uitvoeren.A1" office:value-type="string">
            <text:p text:style-name="P74"><text:span text:style-name="Strong_20_Emphasis"><text:span text:style-name="T63"><text:s/></text:span></text:span><text:span text:style-name="Strong_20_Emphasis"><text:span text:style-name="T116"><draw:control text:anchor-type="as-char" draw:z-index="16" draw:name="Vorm13_4" draw:style-name="gr1" draw:text-style-name="P109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72"><text:span text:style-name="T6">Bij </text:span><text:span text:style-name="T19">Partities</text:span><text:span text:style-name="T6"> </text:span><text:span text:style-name="T312">selecteer</text:span><text:span text:style-name="T6"> </text:span><text:span text:style-name="T7">de </text:span><text:span text:style-name="T6">gewenste </text:span><text:span text:style-name="T313">optie</text:span><text:span text:style-name="Strong_20_Emphasis"><text:span text:style-name="T45"> </text:span></text:span><text:span text:style-name="Strong_20_Emphasis"><text:span text:style-name="T47">en klik op </text:span></text:span><text:span text:style-name="Strong_20_Emphasis"><text:span text:style-name="T153">Volgende</text:span></text:span><text:span text:style-name="Strong_20_Emphasis"><text:span text:style-name="T47">.</text:span></text:span></text:p>
          </table:table-cell>
        </table:table-row>
        <table:table-row table:style-name="TableLine9477543843920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775438439824">
          <table:table-cell table:style-name="_32_._5f_Installatie_5f_uitvoer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3" draw:name="Vorm13" draw:style-name="gr1" draw:text-style-name="P10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24">Bij </text:span></text:span><text:span text:style-name="Strong_20_Emphasis"><text:span text:style-name="T150">Gebruikers</text:span></text:span><text:span text:style-name="Strong_20_Emphasis"><text:span text:style-name="T124"> vul in </text:span></text:span><text:span text:style-name="Strong_20_Emphasis"><text:span text:style-name="T154">Wat is je naam?</text:span></text:span><text:span text:style-name="Strong_20_Emphasis"><text:span text:style-name="T48"> </text:span></text:span><text:span text:style-name="Definition"><text:span text:style-name="T15">gebruiker</text:span></text:span><text:span text:style-name="Strong_20_Emphasis"><text:span text:style-name="T113">,</text:span></text:span><text:span text:style-name="Strong_20_Emphasis"><text:span text:style-name="T49"> </text:span></text:span><text:span text:style-name="Strong_20_Emphasis"><text:span text:style-name="T154">Welke naam wil je gebruiken om in te loggen?</text:span></text:span><text:span text:style-name="Strong_20_Emphasis"><text:span text:style-name="T49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5">, </text:span></text:span><text:span text:style-name="Strong_20_Emphasis"><text:span text:style-name="T155">Wat is de </text:span></text:span><text:span text:style-name="Strong_20_Emphasis"><text:span text:style-name="T154">naam van deze </text:span></text:span><text:span text:style-name="Strong_20_Emphasis"><text:span text:style-name="T155">computer</text:span></text:span><text:span text:style-name="Strong_20_Emphasis"><text:span text:style-name="T50"> </text:span></text:span><text:span text:style-name="Definition"><text:span text:style-name="T15">computernaam</text:span></text:span><text:span text:style-name="Strong_20_Emphasis"><text:span text:style-name="T48">, </text:span></text:span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wachtwoord </text:span></text:span><text:span text:style-name="Strong_20_Emphasis"><text:span text:style-name="T48">in</text:span></text:span><text:span text:style-name="Strong_20_Emphasis"><text:span text:style-name="T134">,</text:span></text:span><text:span text:style-name="Strong_20_Emphasis"><text:span text:style-name="T48"> </text:span></text:span><text:span text:style-name="Strong_20_Emphasis"><text:span text:style-name="T52">en </text:span></text:span><text:span text:style-name="Strong_20_Emphasis"><text:span text:style-name="T48">kl</text:span></text:span><text:span text:style-name="Strong_20_Emphasis"><text:span text:style-name="T42">ik op </text:span></text:span><text:span text:style-name="Strong_20_Emphasis"><text:span text:style-name="T158">V</text:span></text:span><text:span text:style-name="Strong_20_Emphasis"><text:span text:style-name="T159">olgende</text:span></text:span><text:span text:style-name="Strong_20_Emphasis"><text:span text:style-name="T42">.</text:span></text:span></text:p>
          </table:table-cell>
        </table:table-row>
        <table:table-row table:style-name="TableLine9477543842424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75438424864">
          <table:table-cell table:style-name="_32_._5f_Installatie_5f_uitvoer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4" draw:name="Vorm14" draw:style-name="gr1" draw:text-style-name="P10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53">Bij </text:span></text:span><text:span text:style-name="Strong_20_Emphasis"><text:span text:style-name="T175">Samenvatting</text:span></text:span><text:span text:style-name="Strong_20_Emphasis"><text:span text:style-name="T131"> </text:span></text:span><text:span text:style-name="Strong_20_Emphasis"><text:span text:style-name="T132">controleer het overzicht en</text:span></text:span><text:span text:style-name="Strong_20_Emphasis"><text:span text:style-name="T52"> </text:span></text:span><text:span text:style-name="Strong_20_Emphasis"><text:span text:style-name="T48">kl</text:span></text:span><text:span text:style-name="Strong_20_Emphasis"><text:span text:style-name="T42">ik op </text:span></text:span><text:span text:style-name="Strong_20_Emphasis"><text:span text:style-name="T160">Installeer</text:span></text:span><text:span text:style-name="Strong_20_Emphasis"><text:span text:style-name="T42">.</text:span></text:span></text:p>
          </table:table-cell>
        </table:table-row>
      </table:table>
      <text:p text:style-name="P54"><text:span text:style-name="Strong_20_Emphasis"><text:span text:style-name="T129"/></text:span></text:p>
      <text:list xml:id="list100649534038662" text:continue-numbering="true" text:style-name="L1">
        <text:list-item>
          <text:p text:style-name="P108"><text:span text:style-name="Strong_20_Emphasis"><text:span text:style-name="T176">Installatie </text:span></text:span><text:span text:style-name="Strong_20_Emphasis"><text:span text:style-name="T177">afronden</text:span></text:span></text:p>
        </text:list-item>
      </text:list>
      <text:p text:style-name="P56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75438365568">
          <table:table-cell table:style-name="_33_._5f_Installatie_5f_afronden.A1" office:value-type="string">
            <text:p text:style-name="P61"><text:span text:style-name="Strong_20_Emphasis"><text:span text:style-name="T63"><text:s/></text:span></text:span><text:span text:style-name="Strong_20_Emphasis"><text:span text:style-name="T116"><draw:control text:anchor-type="as-char" draw:z-index="5" draw:name="Vorm22" draw:style-name="gr1" draw:text-style-name="P10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4">Aanmelden als </text:span></text:span><text:span text:style-name="Definition"><text:span text:style-name="T15">gebruiker</text:span></text:span><text:span text:style-name="Strong_20_Emphasis"><text:span text:style-name="T54">.</text:span></text:span></text:p>
          </table:table-cell>
        </table:table-row>
        <table:table-row table:style-name="TableLine9477543855240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75438634224">
          <table:table-cell table:style-name="_33_._5f_Installatie_5f_afronden.A1" office:value-type="string">
            <text:p text:style-name="P69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62">V</text:span></text:span><text:span text:style-name="Strong_20_Emphasis"><text:span text:style-name="T43">olg de aanwijzingen </text:span></text:span><text:span text:style-name="Strong_20_Emphasis"><text:span text:style-name="T61">op de schermen</text:span></text:span><text:span text:style-name="Strong_20_Emphasis"><text:span text:style-name="T133">.</text:span></text:span></text:p>
          </table:table-cell>
        </table:table-row>
        <table:table-row table:style-name="TableLine94775438634512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59"><text:span text:style-name="Strong_20_Emphasis"><text:span text:style-name="T127"/></text:span></text:p>
          </table:table-cell>
        </table:table-row>
        <table:table-row table:style-name="TableLine94775438634800">
          <table:table-cell table:style-name="_33_._5f_Installatie_5f_afronden.A1" office:value-type="string">
            <text:p text:style-name="P61"><text:span text:style-name="Strong_20_Emphasis"><text:span text:style-name="T63"><text:s/></text:span></text:span><text:span text:style-name="Strong_20_Emphasis"><text:span text:style-name="T116"><draw:control text:anchor-type="as-char" draw:z-index="6" draw:name="Vorm23" draw:style-name="gr1" draw:text-style-name="P10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55">Voeg </text:span></text:span><text:span text:style-name="Strong_20_Emphasis"><text:span text:style-name="T56">eventuele </text:span></text:span><text:span text:style-name="Strong_20_Emphasis"><text:span text:style-name="T57">extra </text:span></text:span><text:span text:style-name="Strong_20_Emphasis"><text:span text:style-name="T156">Standaard</text:span></text:span><text:span text:style-name="Strong_20_Emphasis"><text:span text:style-name="T60"> of </text:span></text:span><text:span text:style-name="Strong_20_Emphasis"><text:span text:style-name="T156">Beheerder</text:span></text:span><text:span text:style-name="Strong_20_Emphasis"><text:span text:style-name="T57"> </text:span></text:span><text:span text:style-name="Definition"><text:span text:style-name="T26">gebruiker</text:span></text:span><text:span text:style-name="Strong_20_Emphasis"><text:span text:style-name="T130">s </text:span></text:span><text:span text:style-name="Strong_20_Emphasis"><text:span text:style-name="T128">toe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68"><text:note text:id="ftn8" text:note-class="footnote"><text:note-citation>1</text:note-citation><text:note-body><text:p text:style-name="P25"><text:span text:style-name="T278">De </text:span><text:span text:style-name="T279">Super</text:span><text:span text:style-name="T278">-toets is de Windows</text:span><text:span text:style-name="T280">-</text:span><text:span text:style-name="T281">toets</text:span><text:span text:style-name="T278">, </text:span><text:span text:style-name="T280">C</text:span><text:span text:style-name="T278">ommand-</text:span><text:span text:style-name="T281">toets</text:span><text:span text:style-name="T278">, of </text:span><text:span text:style-name="T280">V</text:span><text:span text:style-name="T278">ergrootglas-toets.</text:span>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4">geb</text:span></text:span><text:span text:style-name="Strong_20_Emphasis"><text:span text:style-name="T145">r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</text:span></text:span><text:span text:style-name="Strong_20_Emphasis"><text:span text:style-name="T94">bij </text:span></text:span><text:span text:style-name="Strong_20_Emphasis"><text:span text:style-name="T161">Instellingen </text:span></text:span><text:span text:style-name="Strong_20_Emphasis"><text:span text:style-name="T95">rechts o</text:span></text:span><text:span text:style-name="Strong_20_Emphasis"><text:span text:style-name="T65">p </text:span></text:span><text:span text:style-name="Strong_20_Emphasis"><text:span text:style-name="T162">Gebruikers</text:span></text:span><text:span text:style-name="Strong_20_Emphasis"><text:span text:style-name="T96">.</text:span></text:span></text:p>
          </table:table-cell>
        </table:table-row>
        <table:table-row table:style-name="TableLine94775438635088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8"><text:span text:style-name="Strong_20_Emphasis"><text:span text:style-name="T125">Klik links</text:span></text:span><text:span text:style-name="Strong_20_Emphasis"><text:span text:style-name="T135"> </text:span></text:span><text:span text:style-name="Strong_20_Emphasis"><text:span text:style-name="T97">op </text:span></text:span><text:span text:style-name="Strong_20_Emphasis"><text:span text:style-name="T146">Ontgrendelen</text:span></text:span><text:span text:style-name="Strong_20_Emphasis"><text:span text:style-name="T97"> </text:span></text:span><text:span text:style-name="Strong_20_Emphasis"><text:span text:style-name="T98">en daarna op </text:span></text:span><text:span text:style-name="Strong_20_Emphasis"><text:span text:style-name="T168">Gebruik</text:span></text:span><text:span text:style-name="Strong_20_Emphasis"><text:span text:style-name="T169">er</text:span></text:span><text:span text:style-name="Strong_20_Emphasis"><text:span text:style-name="T168"> toevoegen</text:span></text:span><text:span text:style-name="Strong_20_Emphasis"><text:span text:style-name="T98">.</text:span></text:span></text:p>
          </table:table-cell>
        </table:table-row>
        <table:table-row table:style-name="TableLine94775438635376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8"><text:span text:style-name="Strong_20_Emphasis"><text:span text:style-name="T135">Sluit </text:span></text:span><text:span text:style-name="Strong_20_Emphasis"><text:span text:style-name="T168">Gebruiker toevoegen</text:span></text:span><text:span text:style-name="Strong_20_Emphasis"><text:span text:style-name="T98">.</text:span></text:span></text:p>
          </table:table-cell>
        </table:table-row>
        <table:table-row table:style-name="TableLine94775438635664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75438635952">
          <table:table-cell table:style-name="_33_._5f_Installatie_5f_afrond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14" draw:name="Vorm4_1" draw:style-name="gr1" draw:text-style-name="P109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99"><text:span text:style-name="Strong_20_Emphasis"><text:span text:style-name="T63">Installeer </text:span></text:span><text:span text:style-name="Strong_20_Emphasis"><text:span text:style-name="T112">pakket kz</text:span></text:span><text:span text:style-name="Strong_20_Emphasis"><text:span text:style-name="T112"><text:note text:id="ftn9" text:note-class="footnote"><text:note-citation>2</text:note-citation><text:note-body><text:p text:style-name="P101"><text:span text:style-name="T386">Debian-</text:span><text:span text:style-name="T387">p</text:span>akket kz plaatst documenten en scripts van Karel Zimmer <text:span text:style-name="T385">(zie </text:span><text:a xlink:type="simple" xlink:href="https://karelzimmer.nl/" text:style-name="Internet_20_link" text:visited-style-name="Visited_20_Internet_20_Link"><text:span text:style-name="Strong_20_Emphasis"><text:span text:style-name="T371">karelzimmer.nl</text:span></text:span></text:a><text:span text:style-name="Strong_20_Emphasis"><text:span text:style-name="T251">) </text:span></text:span>voor het installeren en beheren van <text:span text:style-name="T384">Debian</text:span> <text:span text:style-name="T384">GNU/</text:span>Linux.</text:p></text:note-body></text:note></text:span></text:span><text:span text:style-name="Strong_20_Emphasis"><text:span text:style-name="T112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37">ter</text:span></text:span><text:span text:style-name="Strong_20_Emphasis"><text:span text:style-name="T138">m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39">Terminalvenster</text:span></text:span><text:span text:style-name="Strong_20_Emphasis"><text:span text:style-name="T71">. </text:span></text:span></text:p>
          </table:table-cell>
        </table:table-row>
        <table:table-row table:style-name="TableLine94775438636240">
          <table:table-cell table:style-name="_33_._5f_Installatie_5f_afronden.A1" office:value-type="string">
            <text:p text:style-name="P64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67"><text:span text:style-name="T4">Typ</text:span><text:span text:style-name="Strong_20_Emphasis"><text:span text:style-name="T75">, of </text:span></text:span><text:span text:style-name="Strong_20_Emphasis"><text:span text:style-name="T71">kopieer en plak, de</text:span></text:span><text:span text:style-name="Strong_20_Emphasis"><text:span text:style-name="T99">z</text:span></text:span><text:span text:style-name="Strong_20_Emphasis"><text:span text:style-name="T100">e</text:span></text:span><text:span text:style-name="Strong_20_Emphasis"><text:span text:style-name="T71"> </text:span></text:span><text:span text:style-name="Strong_20_Emphasis"><text:span text:style-name="T77">drie </text:span></text:span><text:span text:style-name="Strong_20_Emphasis"><text:span text:style-name="T71">opdrachten, ieder gevolgd door de </text:span></text:span><text:span text:style-name="Strong_20_Emphasis"><text:span text:style-name="T66">Enter</text:span></text:span><text:span text:style-name="Strong_20_Emphasis"><text:span text:style-name="T65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text:span text:style-name="User_20_Entry"><text:span text:style-name="T35"><text:line-break/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77543863652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1"><text:span text:style-name="Strong_20_Emphasis"><text:span text:style-name="T77">V</text:span>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 table:style-name="TableLine9477543863681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775438637104">
          <table:table-cell table:style-name="_33_._5f_Installatie_5f_afronden.A1" office:value-type="string">
            <text:p text:style-name="P61"><text:span text:style-name="Strong_20_Emphasis"><text:span text:style-name="T63"><text:s/></text:span></text:span><text:span text:style-name="Strong_20_Emphasis"><text:span text:style-name="T116"><draw:control text:anchor-type="as-char" draw:z-index="7" draw:name="Vorm33" draw:style-name="gr1" draw:text-style-name="P109" svg:width="0.35cm" svg:height="0.35cm" draw:control="control8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101">Rond de</text:span></text:span><text:span text:style-name="Strong_20_Emphasis"><text:span text:style-name="T102"> installatie </text:span></text:span><text:span text:style-name="Strong_20_Emphasis"><text:span text:style-name="T101">af</text:span></text:span><text:span text:style-name="Strong_20_Emphasis"><text:span text:style-name="T101"><text:note text:id="ftn10" text:note-class="footnote"><text:note-citation>3</text:note-citation><text:note-body><text:p text:style-name="P95">De installatie kan <text:span text:style-name="T381">ge</text:span>controle<text:span text:style-name="T381">e</text:span>r<text:span text:style-name="T381">d worden </text:span>op volledigheid met <text:span text:style-name="T382">bestand</text:span> <text:span text:style-name="T365">Persoonlijke map / kz / Apps</text:span>.</text:p></text:note-body></text:note></text:span></text:span><text:span text:style-name="Strong_20_Emphasis"><text:span text:style-name="T101"> </text:span></text:span><text:span text:style-name="Strong_20_Emphasis"><text:span text:style-name="T65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4"> de </text:span></text:span><text:span text:style-name="Strong_20_Emphasis"><text:span text:style-name="T82">Super</text:span></text:span><text:span text:style-name="Strong_20_Emphasis"><text:span text:style-name="T74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7">men</text:span></text:span><text:span text:style-name="Strong_20_Emphasis"><text:span text:style-name="T141">u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63">Installatiem</text:span></text:span><text:span text:style-name="Strong_20_Emphasis"><text:span text:style-name="T164">enu</text:span></text:span><text:span text:style-name="Strong_20_Emphasis"><text:span text:style-name="T68">.</text:span></text:span></text:p>
          </table:table-cell>
        </table:table-row>
        <table:table-row table:style-name="TableLine94775438637392">
          <table:table-cell table:style-name="_33_._5f_Installatie_5f_afronden.A1" office:value-type="string">
            <text:p text:style-name="P61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88">K</text:span></text:span><text:span text:style-name="Strong_20_Emphasis"><text:span text:style-name="T86">ie</text:span></text:span><text:span text:style-name="Strong_20_Emphasis"><text:span text:style-name="T87">s </text:span></text:span><text:span text:style-name="Strong_20_Emphasis"><text:span text:style-name="T170">3 </text:span></text:span><text:span text:style-name="Strong_20_Emphasis"><text:span text:style-name="T171">Installatie</text:span></text:span><text:span text:style-name="Strong_20_Emphasis"><text:span text:style-name="T172"> </text:span></text:span><text:span text:style-name="Strong_20_Emphasis"><text:span text:style-name="T173">afrond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105">v</text:span></text:span><text:span text:style-name="Strong_20_Emphasis"><text:span text:style-name="T79">olg de aanwijzingen op het scherm.</text:span></text:span></text:p>
          </table:table-cell>
        </table:table-row>
      </table:table>
      <text:p text:style-name="P56"><text:span text:style-name="Strong_20_Emphasis"><text:span text:style-name="T54"><text:tab/></text:span></text:span></text:p>
      <text:p text:style-name="P57"><text:span text:style-name="Strong_20_Emphasis"><text:span text:style-name="T89"/></text:span></text:p>
      <text:p text:style-name="P58"><text:span text:style-name="Strong_20_Emphasis"><text:span text:style-name="T79"/></text:span></text:p>
      <text:list xml:id="list100649005753438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/>
        <table:table-row table:style-name="TableLine94775438637680">
          <table:table-cell table:style-name="Tabel2.A1" office:value-type="string">
            <text:p text:style-name="P76"><text:span text:style-name="Strong_20_Emphasis"><text:span text:style-name="T63"><text:s/></text:span></text:span><text:span text:style-name="Strong_20_Emphasis"><text:span text:style-name="T116"><draw:control text:anchor-type="as-char" draw:z-index="17" draw:name="Vorm36_0" draw:style-name="gr1" draw:text-style-name="P109" svg:width="0.35cm" svg:height="0.35cm" draw:control="control18"/></text:span></text:span></text:p>
          </table:table-cell>
          <table:table-cell table:style-name="Tabel2.A1" office:value-type="string">
            <text:p text:style-name="P48"><text:span text:style-name="Strong_20_Emphasis"><text:span text:style-name="T54">Aanmelden als </text:span></text:span><text:span text:style-name="Definition"><text:span text:style-name="T15">gebruiker</text:span></text:span><text:span text:style-name="Strong_20_Emphasis"><text:span text:style-name="T64"><text:note text:id="ftn11" text:note-class="footnote"><text:note-citation>1</text:note-citation><text:note-body><text:p text:style-name="P84"><text:span text:style-name="User_20_Entry"><text:span text:style-name="T191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13">t</text:span></text:span><text:span text:style-name="User_20_Entry"><text:span text:style-name="T214">uele </text:span></text:span><text:span text:style-name="User_20_Entry"><text:span text:style-name="T215">extra </text:span></text:span><text:span text:style-name="User_20_Entry"><text:span text:style-name="T218">gebruiker</text:span></text:span><text:span text:style-name="User_20_Entry"><text:span text:style-name="T215">s aanmelden </text:span></text:span><text:span text:style-name="User_20_Entry"><text:span text:style-name="T216">en dezelfde stappen uitvoeren</text:span></text:span><text:span text:style-name="User_20_Entry"><text:span text:style-name="T212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 table:style-name="TableLine94775438613696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775438560208">
          <table:table-cell table:style-name="Tabel2.A1" office:value-type="string">
            <text:p text:style-name="P80"><text:span text:style-name="Strong_20_Emphasis"><text:span text:style-name="T63"><text:s/></text:span></text:span><text:span text:style-name="Strong_20_Emphasis"><text:span text:style-name="T116"><draw:control text:anchor-type="as-char" draw:z-index="18" draw:name="Vorm36_2" draw:style-name="gr1" draw:text-style-name="P109" svg:width="0.35cm" svg:height="0.35cm" draw:control="control19"/></text:span></text:span></text:p>
          </table:table-cell>
          <table:table-cell table:style-name="Tabel2.A1" office:value-type="string">
            <text:p text:style-name="P47"><text:span text:style-name="Strong_20_Emphasis"><text:span text:style-name="T106">R</text:span></text:span><text:span text:style-name="Strong_20_Emphasis"><text:span text:style-name="T107">icht </text:span></text:span><text:span text:style-name="Strong_20_Emphasis"><text:span text:style-name="T108">de </text:span></text:span><text:span text:style-name="Definition"><text:span text:style-name="T27">gebruiker</text:span></text:span><text:span text:style-name="Strong_20_Emphasis"><text:span text:style-name="T107"> </text:span></text:span><text:span text:style-name="Strong_20_Emphasis"><text:span text:style-name="T109">in </text:span></text:span><text:span text:style-name="Strong_20_Emphasis"><text:span text:style-name="T65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4"> de </text:span></text:span><text:span text:style-name="Strong_20_Emphasis"><text:span text:style-name="T82">Super</text:span></text:span><text:span text:style-name="Strong_20_Emphasis"><text:span text:style-name="T74">-toets</text:span></text:span><text:span text:style-name="Strong_20_Emphasis"><text:span text:style-name="T38"><text:note text:id="ftn12" text:note-class="footnote"><text:note-citation>2</text:note-citation><text:note-body><text:p text:style-name="P26"><text:span text:style-name="T278">D</text:span>e <text:span text:style-name="T374">Super</text:span>-toets <text:span text:style-name="T278">is </text:span>de Windows<text:span text:style-name="T372">-</text:span><text:span text:style-name="T373">toets</text:span>, <text:span text:style-name="T372">C</text:span>ommand-<text:span text:style-name="T373">toets</text:span>, of <text:span text:style-name="T372">V</text:span>ergrootglas-toets.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7">men</text:span></text:span><text:span text:style-name="Strong_20_Emphasis"><text:span text:style-name="T141">u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63">Installatiem</text:span></text:span><text:span text:style-name="Strong_20_Emphasis"><text:span text:style-name="T164">enu</text:span></text:span><text:span text:style-name="Strong_20_Emphasis"><text:span text:style-name="T68">.</text:span></text:span></text:p>
          </table:table-cell>
        </table:table-row>
        <table:table-row table:style-name="TableLine9477543861628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7"><text:span text:style-name="Strong_20_Emphasis"><text:span text:style-name="T88">K</text:span></text:span><text:span text:style-name="Strong_20_Emphasis"><text:span text:style-name="T86">ie</text:span></text:span><text:span text:style-name="Strong_20_Emphasis"><text:span text:style-name="T87">s </text:span></text:span><text:span text:style-name="Strong_20_Emphasis"><text:span text:style-name="T170">4 </text:span></text:span><text:span text:style-name="Strong_20_Emphasis"><text:span text:style-name="T148">Gebruiker inricht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110">v</text:span></text:span><text:span text:style-name="Strong_20_Emphasis"><text:span text:style-name="T79">olg de aanwijzingen op het scherm</text:span></text:span><text:span text:style-name="Strong_20_Emphasis"><text:span text:style-name="T136">.</text:span></text:span></text:p>
          </table:table-cell>
        </table:table-row>
      </table:table>
      <text:p text:style-name="P45"><text:span text:style-name="Strong_20_Emphasis"><text:span text:style-name="T111"/></text:span></text:p>
      <text:p text:style-name="P19"/>
      <text:p text:style-name="P19"/>
      <text:p text:style-name="P83"><text:span text:style-name="T178">E</text:span><text:span text:style-name="T179">inde c</text:span><text:span text:style-name="T180">hecklist, </text:span><text:span text:style-name="T181">d</text:span><text:span text:style-name="T180">e</text:span><text:span text:style-name="T300"> installatie van </text:span><text:span text:style-name="T300"><text:reference-ref text:reference-format="text" text:ref-name="Distributie">Debian</text:reference-ref></text:span><text:span text:style-name="T300"><text:s/></text:span><text:span text:style-name="Strong_20_Emphasis"><text:span text:style-name="T301">GNU/Linux</text:span></text:span><text:span text:style-name="Strong_20_Emphasis"><text:span text:style-name="T300"> </text:span></text:span><text:span text:style-name="T302"><text:reference-ref text:reference-format="text" text:ref-name="Versie">11</text:reference-ref></text:span><text:span text:style-name="Strong_20_Emphasis"><text:span text:style-name="T304"><text:s/></text:span></text:span><text:span text:style-name="Strong_20_Emphasis"><text:span text:style-name="T305">LTS</text:span></text:span><text:span text:style-name="T303"> </text:span><text:span text:style-name="T300"><text:reference-ref text:reference-format="text" text:ref-name="Editie">Desktop</text:reference-ref></text:span><text:span text:style-name="T300"><text:s/>is voltooid.</text:span></text:p>
      <text:p text:style-name="P44"/>
      <text:p text:style-name="P36"><text:span text:style-name="T126">Geschreven</text:span><text:span text:style-name="T58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8">&gt;</text:span><text:span text:style-name="T5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16T10:06:47.362720579">16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6T10:06:47.196064230</dc:date>
    <meta:keyword>Installatie</meta:keyword>
    <meta:keyword>Checklist</meta:keyword>
    <meta:keyword>Linux</meta:keyword>
    <meta:editing-cycles>6605</meta:editing-cycles>
    <meta:editing-duration>P11DT15H27M26S</meta:editing-duration>
    <meta:print-date>2021-03-23T20:07:57.967210640</meta:print-date>
    <dc:creator>Karel Zimmer</dc:creator>
    <meta:document-statistic meta:table-count="4" meta:image-count="0" meta:object-count="0" meta:page-count="4" meta:paragraph-count="88" meta:word-count="787" meta:character-count="5448" meta:non-whitespace-character-count="4689"/>
    <meta:user-defined meta:name="Info 1"/>
    <meta:user-defined meta:name="Info 2"/>
    <meta:user-defined meta:name="Info 3"/>
    <meta:user-defined meta:name="Info 4"/>
  </office:meta>
</office:document-meta>
</file>